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4pt" style:font-name-asian="Comic Sans MS" style:font-size-asian="24pt" style:font-size-complex="24pt"/>
    </style:style>
    <style:style style:name="P3" style:family="paragraph">
      <style:paragraph-properties fo:text-align="center"/>
      <style:text-properties style:font-name="Comic Sans MS" fo:font-size="24pt" style:font-size-asian="24pt" style:font-size-complex="24pt"/>
    </style:style>
    <style:style style:name="P4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name-asian="Comic Sans MS" style:font-size-asian="24pt" style:font-size-complex="24pt"/>
    </style:style>
    <style:style style:name="T2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1cm" svg:height="0.9cm" svg:x="17.4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cm" svg:height="0.9cm" svg:x="18.7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cm" svg:height="4.5cm" svg:x="1.4cm" svg:y="15.1cm">
          <text:p text:style-name="P2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cm" svg:height="2cm" svg:x="2.8cm" svg:y="16.7cm">
          <text:p text:style-name="P3"><text:span text:style-name="T2">Git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6cm" svg:height="5.4cm" svg:x="1.4cm" svg:y="9.2cm">
          <text:p text:style-name="P3"><text:span text:style-name="T2">github.c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6.4cm" svg:height="14.5cm" svg:x="12cm" svg:y="1.3cm">
          <text:p text:style-name="P3"><text:span text:style-name="T2">travis-ci.or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cm" svg:height="2cm" svg:x="2.8cm" svg:y="11.3cm">
          <text:p text:style-name="P3"><text:span text:style-name="T2">Git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8cm" svg:y1="16.7cm" svg:x2="5.8cm" svg:y2="13.3cm" draw:start-shape="id1" draw:start-glue-point="0" draw:end-shape="id2" draw:end-glue-point="2" svg:d="m5800 16700v-3400" svg:viewBox="0 0 1 3401">
          <text:p/>
        </draw:connector>
        <draw:custom-shape draw:style-name="gr5" draw:text-style-name="P3" xml:id="id3" draw:id="id3" draw:layer="layout" svg:width="14.1cm" svg:height="4.4cm" svg:x="13.4cm" svg:y="10.1cm">
          <text:p text:style-name="P3"><text:span text:style-name="T2">Git Rep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cm" svg:height="2cm" svg:x="14.3cm" svg:y="12cm">
          <text:p text:style-name="P3"><text:span text:style-name="T2">.travis.y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8cm" svg:y1="12.3cm" svg:x2="13.4cm" svg:y2="12.3cm" draw:start-shape="id2" draw:start-glue-point="1" draw:end-shape="id3" draw:end-glue-point="3" svg:d="m8800 12300h4600" svg:viewBox="0 0 4601 1">
          <text:p/>
        </draw:connector>
        <draw:custom-shape draw:style-name="gr2" draw:text-style-name="P3" draw:layer="layout" svg:width="8.6cm" svg:height="7.4cm" svg:x="1.4cm" svg:y="1.3cm">
          <text:p text:style-name="P3"><text:span text:style-name="T2">google.c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cm" svg:height="2cm" svg:x="2.7cm" svg:y="2.9cm">
          <text:p text:style-name="P3"><text:span text:style-name="T2">android-sd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6cm" svg:height="2cm" svg:x="2.7cm" svg:y="6cm">
          <text:p text:style-name="P3"><text:span text:style-name="T2">android-nd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6cm" svg:height="2cm" svg:x="13.4cm" svg:y="2.9cm">
          <text:p text:style-name="P3"><text:span text:style-name="T2">android-sd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6cm" svg:height="2cm" svg:x="20.7cm" svg:y="12cm">
          <text:p text:style-name="P3"><text:span text:style-name="T2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7cm" svg:y1="3.9cm" svg:x2="13.4cm" svg:y2="3.9cm" draw:start-shape="id4" draw:start-glue-point="1" draw:end-shape="id5" svg:d="m8700 3900h4700" svg:viewBox="0 0 4701 1">
          <text:p/>
        </draw:connector>
        <draw:connector draw:style-name="gr4" draw:text-style-name="P1" draw:layer="layout" draw:type="curve" svg:x1="8.7cm" svg:y1="7cm" svg:x2="13.4cm" svg:y2="7cm" draw:start-shape="id6" draw:start-glue-point="1" draw:end-shape="id7" svg:d="m8700 7000h4700" svg:viewBox="0 0 4701 1">
          <text:p/>
        </draw:connector>
        <draw:connector draw:style-name="gr4" draw:text-style-name="P1" draw:layer="layout" draw:type="curve" svg:x1="19.4cm" svg:y1="3.9cm" svg:x2="23.7cm" svg:y2="12cm" draw:start-shape="id5" draw:start-glue-point="1" draw:end-shape="id8" draw:end-glue-point="0" svg:d="m19400 3900c2867 0 4300 2700 4300 8100" svg:viewBox="0 0 4301 8101">
          <text:p/>
        </draw:connector>
        <draw:connector draw:style-name="gr4" draw:text-style-name="P1" draw:layer="layout" draw:type="curve" svg:x1="19.4cm" svg:y1="7cm" svg:x2="23.7cm" svg:y2="12cm" draw:start-shape="id7" draw:start-glue-point="1" draw:end-shape="id8" draw:end-glue-point="0" svg:d="m19400 7000c2867 0 4300 1666 4300 5000" svg:viewBox="0 0 4301 5001">
          <text:p/>
        </draw:connector>
        <draw:connector draw:style-name="gr4" draw:text-style-name="P1" draw:layer="layout" draw:type="curve" svg:x1="17.9cm" svg:y1="12cm" svg:x2="16.4cm" svg:y2="8cm" draw:start-shape="id9" draw:start-glue-point="0" draw:end-shape="id7" draw:end-glue-point="2" svg:d="m17900 12000c0-2961-1500-961-1500-4000" svg:viewBox="0 0 1501 4001">
          <text:p/>
        </draw:connector>
        <draw:connector draw:style-name="gr4" draw:text-style-name="P1" draw:layer="layout" draw:type="curve" svg:x1="19.2cm" svg:y1="12cm" svg:x2="16.4cm" svg:y2="4.9cm" draw:start-shape="id10" draw:start-glue-point="0" draw:end-shape="id5" draw:end-glue-point="2" svg:d="m19200 12000c0-5286-2800-1736-2800-7100" svg:viewBox="0 0 2801 7101">
          <text:p/>
        </draw:connector>
        <draw:custom-shape draw:style-name="gr3" draw:text-style-name="P3" xml:id="id7" draw:id="id7" draw:layer="layout" svg:width="6cm" svg:height="2cm" svg:x="13.4cm" svg:y="6cm">
          <text:p text:style-name="P3"><text:span text:style-name="T2">android-nd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001cm" svg:height="1.428cm" svg:x="14.199cm" svg:y="8.372cm">
          <draw:text-box>
            <text:p><text:span text:style-name="T2">Use</text:span></text:p>
          </draw:text-box>
        </draw:frame>
        <draw:frame draw:style-name="gr6" draw:text-style-name="P4" draw:layer="layout" svg:width="4.367cm" svg:height="1.428cm" svg:x="22.633cm" svg:y="4.272cm">
          <draw:text-box>
            <text:p><text:span text:style-name="T2">Build test</text:span></text:p>
          </draw:text-box>
        </draw:frame>
        <draw:frame draw:style-name="gr6" draw:text-style-name="P4" draw:layer="layout" svg:width="3.635cm" svg:height="1.428cm" svg:x="5.965cm" svg:y="15.172cm">
          <draw:text-box>
            <text:p><text:span text:style-name="T2">git push</text:span></text:p>
          </draw:text-box>
        </draw:frame>
        <draw:frame draw:style-name="gr7" draw:text-style-name="P4" draw:layer="layout" svg:width="4.181cm" svg:height="1.428cm" svg:x="8.8cm" svg:y="4.772cm">
          <draw:text-box>
            <text:p><text:span text:style-name="T2">Download</text:span></text:p>
          </draw:text-box>
        </draw:frame>
        <draw:custom-shape draw:style-name="gr8" draw:text-style-name="P1" xml:id="id11" draw:id="id11" draw:layer="layout" svg:width="2.9cm" svg:height="2.8cm" svg:x="25.1cm" svg:y="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curve" svg:x1="25.1cm" svg:y1="18.4cm" svg:x2="20.2cm" svg:y2="15.8cm" draw:start-shape="id11" draw:start-glue-point="6" draw:end-shape="id12" svg:d="m25100 18400c-3267 0-4900-866-4900-2600" svg:viewBox="0 0 4901 2601">
          <text:p/>
        </draw:connector>
        <draw:frame draw:style-name="gr6" draw:text-style-name="P4" draw:layer="layout" svg:width="4.939cm" svg:height="1.428cm" svg:x="17.5cm" svg:y="17.972cm">
          <draw:text-box>
            <text:p><text:span text:style-name="T2">View res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20T12:49:12.945420816</dc:date>
    <dc:creator>Okabe Kiwamu</dc:creator>
    <meta:editing-duration>PT2H5M33S</meta:editing-duration>
    <meta:editing-cycles>181</meta:editing-cycles>
    <meta:generator>LibreOffice/4.1.2.3$Linux_X86_64 LibreOffice_project/410m0$Build-3</meta:generator>
    <meta:document-statistic meta:object-count="30"/>
  </office:meta>
</office:document-meta>
</file>